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f1102" officeooo:paragraph-rsid="001f1102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f1102" officeooo:paragraph-rsid="001f1102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f4abd" officeooo:paragraph-rsid="001f4abd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mière Séance R1.02<text:line-break/></text:p>
      <text:p text:style-name="P2">Groupe B2 : Ismail, Louis, Yael </text:p>
      <text:p text:style-name="P2"/>
      <text:p text:style-name="P2">Répartition des taches </text:p>
      <text:p text:style-name="P2"/>
      <text:p text:style-name="P2">Pour la partie HTML nous nous sommes répartis les tâches :</text:p>
      <text:p text:style-name="P2">– Ismail est en charge du Header et navigation et du Footer</text:p>
      <text:p text:style-name="P2"/>
      <text:p text:style-name="P2">– Louis est en charge de la page d’accueil et de la page de contact</text:p>
      <text:p text:style-name="P2"/>
      <text:p text:style-name="P2">-Yael est en charge de la présentation du BUT et de la page de compétences</text:p>
      <text:p text:style-name="P2"/>
      <text:p text:style-name="P2">Pour la partie CSS :</text:p>
      <text:p text:style-name="P2"/>
      <text:p text:style-name="P3">Chacun fait sa partie CSS de son coté et a la fin nous allons les mettre en commun.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6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6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20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Yael ALFRED</meta:initial-creator>
    <meta:creation-date>2021-10-26T11:41:50.246000000</meta:creation-date>
    <dc:date>2021-10-26T11:55:03.327000000</dc:date>
    <dc:creator>Yael ALFRED</dc:creator>
    <meta:editing-duration>PT3M2S</meta:editing-duration>
    <meta:editing-cycles>1</meta:editing-cycles>
    <meta:document-statistic meta:table-count="0" meta:image-count="0" meta:object-count="0" meta:page-count="1" meta:paragraph-count="9" meta:word-count="86" meta:character-count="438" meta:non-whitespace-character-count="356"/>
    <meta:generator>LibreOffice/7.2.1.2$Windows_X86_64 LibreOffice_project/87b77fad49947c1441b67c559c339af8f3517e22</meta:generator>
  </office:meta>
</office:document-meta>
</file>